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table:style-name="ce23"/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29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10482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.00.0000</text:date>, <text:time style:data-style-name="N2" text:time-value="17:55:14.699240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3T20:02:27.217588187</dc:date>
    <dc:creator>Mikis Hofer</dc:creator>
    <meta:editing-duration>PT5H19M21S</meta:editing-duration>
    <meta:editing-cycles>40</meta:editing-cycles>
    <meta:generator>LibreOffice/7.0.4.2$Linux_X86_64 LibreOffice_project/00$Build-2</meta:generator>
    <meta:document-statistic meta:table-count="1" meta:cell-count="54" meta:object-count="4"/>
  </office:meta>
</office:document-meta>
</file>